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manist" svg:font-family="geomanist, Helvetica, Ari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0aa" officeooo:paragraph-rsid="0010a0aa"/>
    </style:style>
    <style:style style:name="P2" style:family="paragraph" style:parent-style-name="Standard">
      <style:text-properties officeooo:paragraph-rsid="0010a0aa"/>
    </style:style>
    <style:style style:name="P3" style:family="paragraph" style:parent-style-name="Standard">
      <style:text-properties officeooo:paragraph-rsid="0011d99e"/>
    </style:style>
    <style:style style:name="P4" style:family="paragraph" style:parent-style-name="Standard">
      <style:text-properties fo:font-size="10.5pt" officeooo:rsid="0011d99e" officeooo:paragraph-rsid="0011d99e" style:font-size-asian="10.5pt" style:font-size-complex="10.5pt"/>
    </style:style>
    <style:style style:name="P5" style:family="paragraph" style:parent-style-name="Standard">
      <style:text-properties fo:font-size="10.5pt" officeooo:rsid="00120577" officeooo:paragraph-rsid="00120577" style:font-size-asian="10.5pt" style:font-size-complex="10.5pt"/>
    </style:style>
    <style:style style:name="P6" style:family="paragraph" style:parent-style-name="Standard">
      <style:text-properties fo:font-size="10.5pt" officeooo:rsid="0012ba65" officeooo:paragraph-rsid="0012ba65" style:font-size-asian="10.5pt" style:font-size-complex="10.5pt"/>
    </style:style>
    <style:style style:name="P7" style:family="paragraph" style:parent-style-name="Standard">
      <style:text-properties fo:font-size="10.5pt" officeooo:rsid="0013952e" officeooo:paragraph-rsid="0013952e" style:font-size-asian="10.5pt" style:font-size-complex="10.5pt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6282d" style:font-name="geomanist" fo:font-size="10.5pt" fo:letter-spacing="normal" fo:font-style="normal" fo:font-weight="normal" style:font-size-asian="10.5pt" style:font-size-complex="10.5pt"/>
    </style:style>
    <style:style style:name="T1" style:family="text">
      <style:text-properties fo:font-variant="normal" fo:text-transform="none" fo:color="#202122" style:font-name="sans-serif" fo:font-size="10.5pt" fo:letter-spacing="normal" fo:font-style="normal" fo:font-weight="normal" officeooo:rsid="0010a0aa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 officeooo:rsid="0011d99e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120577"/>
    </style:style>
    <style:style style:name="T4" style:family="text">
      <style:text-properties fo:font-variant="normal" fo:text-transform="none" fo:color="#202122" style:font-name="sans-serif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letter-spacing="normal" fo:font-style="normal" fo:font-weight="normal" officeooo:rsid="0010a0aa"/>
    </style:style>
    <style:style style:name="T6" style:family="text">
      <style:text-properties fo:font-variant="normal" fo:text-transform="none" fo:color="#202122" style:font-name="sans-serif" fo:letter-spacing="normal" fo:font-style="normal" fo:font-weight="normal" officeooo:rsid="0012ba65"/>
    </style:style>
    <style:style style:name="T7" style:family="text">
      <style:text-properties officeooo:rsid="001205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tica 4 IPM</text:p>
      <text:p text:style-name="P1"/>
      <text:p text:style-name="P2"><text:span text:style-name="T2">1. </text:span><text:span text:style-name="T1">Usabilidade é o termo usado para definir a facilidade com que as pessoas podem empregar uma ferramenta ou objeto com o objetivo de realizar uma tarefa específica e importante.</text:span></text:p>
      <text:p text:style-name="P2"><text:span text:style-name="T1"/></text:p>
      <text:p text:style-name="P3"><text:span text:style-name="T1">1. Usabilidade é o termo utilizado para se referir à facilidade com que os usuários lidam com uma ferramenta. </text:span><text:span text:style-name="T3">Ou seja </text:span><text:span text:style-name="T1">é a maneira com a qual um dispositivo ou funcionalidade tecnológica é aplicado para o cumprimento de seu objetivo.</text:span></text:p>
      <text:p text:style-name="P8">A usabilidade <text:span text:style-name="T7">engloba </text:span>as interações entre seres humanos e computadores, simplificando as atividades para as quais foram criados por meio de noções de ergonomia.</text:p>
      <text:p text:style-name="P4"><text:span text:style-name="T5"/></text:p>
      <text:p text:style-name="P5"><text:span text:style-name="T5">2. </text:span><text:span text:style-name="T4">Aprendizagem, uso eficiente, fácil de recordar, pouco erro, subjetivamente agradável.</text:span></text:p>
      <text:p text:style-name="P5"/>
      <text:p text:style-name="P5"><text:span text:style-name="T4">3. </text:span><text:span text:style-name="T6">Aprendizagem – escolhem-se utilizadores sem experiência de uso de sistema e mede-se o tempo que demoram a atingir um nível predefenido de competência.</text:span></text:p>
      <text:p text:style-name="P6"><text:span text:style-name="T4">Uso eficiente – Medir continuamente o desempenho do utilizador.</text:span></text:p>
      <text:p text:style-name="P6"><text:span text:style-name="T4">Fácil de recordar – teste de memória.</text:span></text:p>
      <text:p text:style-name="P6"><text:span text:style-name="T4">Pouco erro – contabilizado na eficiência.</text:span></text:p>
      <text:p text:style-name="P6"><text:span text:style-name="T4"/></text:p>
      <text:p text:style-name="P7"><text:span text:style-name="T4">4. Pouco erro e uso eficiente.</text:span></text:p>
      <text:p text:style-name="P7"><text:span text:style-name="T4"/></text:p>
      <text:p text:style-name="P7"><text:span text:style-name="T4">A. Neste caso o desempenho e a eficáce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manist" svg:font-family="geomanist, Helvetica, Ari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4:44:28.254404569</meta:creation-date>
    <dc:date>2020-11-12T15:28:22.071887677</dc:date>
    <meta:editing-duration>PT3M2S</meta:editing-duration>
    <meta:editing-cycles>1</meta:editing-cycles>
    <meta:document-statistic meta:table-count="0" meta:image-count="0" meta:object-count="0" meta:page-count="1" meta:paragraph-count="11" meta:word-count="164" meta:character-count="1035" meta:non-whitespace-character-count="878"/>
    <meta:generator>LibreOffice/6.4.6.2$Linux_X86_64 LibreOffice_project/40$Build-2</meta:generator>
  </office:meta>
</office:document-meta>
</file>